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7D6E7D86E7CE4EC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111111" fo:font-size="13pt" fo:font-weight="bold" style:font-size-asian="13pt" style:font-weight-asian="bold" style:font-size-complex="13pt" fo:background-color="#ffffff"/>
    </style:style>
    <style:style style:name="P3" style:family="paragraph" style:parent-style-name="Standard">
      <style:paragraph-properties fo:text-align="center" style:justify-single-word="false"/>
      <style:text-properties fo:color="#111111" fo:font-size="13pt" fo:font-weight="bold" style:font-size-asian="13pt" style:font-weight-asian="bold" style:font-size-complex="13pt" fo:background-color="#ffffff"/>
    </style:style>
    <style:style style:name="P4" style:family="paragraph" style:parent-style-name="Standard">
      <style:text-properties fo:color="#111111" fo:font-size="13pt" style:font-size-asian="13pt" style:font-size-complex="13pt" fo:background-color="#ffffff"/>
    </style:style>
    <style:style style:name="P5" style:family="paragraph" style:parent-style-name="Standard">
      <style:paragraph-properties fo:line-height="115%"/>
      <style:text-properties fo:color="#111111" fo:font-size="13pt" style:font-size-asian="13pt" style:font-size-complex="13pt" fo:background-color="#ffffff"/>
    </style:style>
    <style:style style:name="P6" style:family="paragraph" style:parent-style-name="Standard">
      <style:text-properties fo:font-size="13pt" fo:font-weight="bold" style:font-size-asian="13pt" style:font-weight-asian="bold" style:font-size-complex="13pt"/>
    </style:style>
    <style:style style:name="P7" style:family="paragraph" style:parent-style-name="Standard">
      <style:text-properties fo:font-weight="bold" style:font-weight-asian="bold"/>
    </style:style>
    <style:style style:name="P8" style:family="paragraph" style:parent-style-name="Standard">
      <style:paragraph-properties fo:line-height="115%"/>
    </style:style>
    <style:style style:name="P9" style:family="paragraph" style:parent-style-name="Standard">
      <style:paragraph-properties fo:break-before="page"/>
    </style:style>
    <style:style style:name="P10" style:family="paragraph" style:parent-style-name="Standard" style:master-page-name="Standard">
      <style:paragraph-properties fo:text-align="center" style:justify-single-word="false" style:page-number="1"/>
    </style:style>
    <style:style style:name="P11" style:family="paragraph" style:parent-style-name="Heading_20_1">
      <loext:graphic-properties draw:fill="solid" draw:fill-color="#ffffff"/>
      <style:paragraph-properties fo:margin-top="0in" fo:margin-bottom="0.0835in" loext:contextual-spacing="false" fo:line-height="100%" fo:keep-together="auto" fo:background-color="#ffffff" fo:padding="0in" fo:border="none" fo:keep-with-next="auto"/>
    </style:style>
    <style:style style:name="T1" style:family="text">
      <style:text-properties fo:color="#111111" fo:font-size="13pt" fo:font-weight="bold" style:font-size-asian="13pt" style:font-weight-asian="bold" style:font-size-complex="13pt" fo:background-color="#ffffff"/>
    </style:style>
    <style:style style:name="T2" style:family="text">
      <style:text-properties fo:color="#111111" fo:font-size="13pt" style:font-size-asian="13pt" style:font-size-complex="13pt" fo:background-color="#ffffff"/>
    </style:style>
    <style:style style:name="T3" style:family="text">
      <style:text-properties fo:color="#1155cc" fo:font-size="13pt" style:text-underline-style="solid" style:text-underline-width="auto" style:text-underline-color="font-color" fo:font-weight="bold" style:font-size-asian="13pt" style:font-weight-asian="bold" style:font-size-complex="13pt" fo:background-color="#ffffff"/>
    </style:style>
    <style:style style:name="T4" style:family="text">
      <style:text-properties fo:font-size="13pt" fo:font-weight="bold" style:font-size-asian="13pt" style:font-weight-asian="bold" style:font-size-complex="13pt"/>
    </style:style>
    <style:style style:name="T5" style:family="text">
      <style:text-properties fo:color="#464646" fo:font-size="14.5pt" style:font-size-asian="14.5pt" style:font-size-complex="14.5pt" fo:background-color="#ffffff"/>
    </style:style>
    <style:style style:name="T6" style:family="text">
      <style:text-properties fo:color="#049ccf" fo:font-size="14.5pt" style:font-size-asian="14.5pt" style:font-size-complex="14.5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Linux Computer Lab Requirements</text:span></text:p>
      <text:p text:style-name="P3"/>
      <text:p text:style-name="P3"/>
      <text:p text:style-name="Standard"><text:span text:style-name="T1">Wireless Router or Wireless Access Point with Wireless N is preferred. Updating and or installing systems takes bandwidth</text:span></text:p>
      <text:p text:style-name="P2"/>
      <text:p text:style-name="P11"><text:bookmark text:name="_srs28h32d8a8"/><text:span text:style-name="T1">SanDisk Cruzer Blade 16GB (5 pack) USB 2.0 Flash Drive Jump Drive Pen Drive SDCZ50-016G - Five Pack w/ (2) Everything But Stromboli (TM) Lanyard - </text:span><text:a xlink:type="simple" xlink:href="https://www.amazon.com/gp/product/B00E80RYUC/ref=ppx_yo_dt_b_asin_title_o05_s00?ie=UTF8&amp;psc=1" text:style-name="ListLabel_20_1" text:visited-style-name="ListLabel_20_1"><text:span text:style-name="T3">Link</text:span></text:a><text:span text:style-name="T1"> - </text:span><text:span text:style-name="T2">$26.25</text:span></text:p>
      <text:p text:style-name="Standard"/>
      <text:p text:style-name="P11"><text:bookmark text:name="_p19noks4iz7j"/><text:span text:style-name="T1">Accell Powramid Surge Protector - 6 Outlets, 4-Foot Cord, 1080 Joules, UL Listed - Black Grounded Extension Cord Power Strip - </text:span><text:a xlink:type="simple" xlink:href="https://www.amazon.com/gp/product/B00DCKROIQ/ref=ppx_yo_dt_b_asin_title_o00_s00?ie=UTF8&amp;psc=1" text:style-name="ListLabel_20_1" text:visited-style-name="ListLabel_20_1"><text:span text:style-name="T3">Link</text:span></text:a><text:span text:style-name="T1"> -</text:span><text:span text:style-name="T2"> $21.67</text:span></text:p>
      <text:p text:style-name="Standard"/>
      <text:p text:style-name="Standard"><text:span text:style-name="T4">Table and comfortable chairs recommended.</text:span></text:p>
      <text:p text:style-name="P6"/>
      <text:p text:style-name="Standard"><text:span text:style-name="T4">Digital projector with screen or large screen LCD TV 32” or greater. </text:span></text:p>
      <text:p text:style-name="P7"/>
      <text:p text:style-name="P4"/>
      <text:p text:style-name="Standard"><text:span text:style-name="T1">Raspberry Pi Options</text:span></text:p>
      <text:p text:style-name="P2"/>
      <text:p text:style-name="Standard"><text:span text:style-name="T1">CanaKit Raspberry Pi 4 Complete Starter Kit - 32 GB Edition</text:span><text:span text:style-name="T2"> </text:span></text:p>
      <text:p text:style-name="Standard"><text:span text:style-name="T2">by CanaKit </text:span></text:p>
      <text:p text:style-name="Standard"><text:a xlink:type="simple" xlink:href="https://www.amazon.com/CanaKit-Raspberry-4GB-Basic-Starter/dp/B07VYC6S56/ref=sr_1_4?crid=1BM24L5R8G22D&amp;keywords=canakit+raspberry+pi+4&amp;qid=1570812757&amp;s=electronics&amp;sprefix=canakit+%2Celectronics%2C190&amp;sr=1-4" text:style-name="ListLabel_20_1" text:visited-style-name="ListLabel_20_1"><text:span text:style-name="T3">Link</text:span></text:a><text:span text:style-name="T1">:</text:span><text:span text:style-name="T2"> <text:s/>- $79.99 from Amazon</text:span></text:p>
      <text:p text:style-name="P4"/>
      <text:p text:style-name="Standard"><text:span text:style-name="T1">HDMI to VGA, Moread Gold-Plated HDMI to VGA Adapter (Male to Female) for Computer, Desktop, Laptop, PC, Monitor, Projector, HDTV, Chromebook, Raspberry Pi, Roku, Xbox and More</text:span><text:span text:style-name="T2"> </text:span></text:p>
      <text:p text:style-name="Standard"><text:span text:style-name="T2">by Moread </text:span></text:p>
      <text:p text:style-name="Standard"><text:a xlink:type="simple" xlink:href="https://www.amazon.com/dp/B00SW9JI9A/ref=cm_sw_r_cp_ep_dp_1RXCAbKM4Q1EK" text:style-name="ListLabel_20_1" text:visited-style-name="ListLabel_20_1"><text:span text:style-name="T3">Link</text:span></text:a><text:span text:style-name="T1"> </text:span><text:span text:style-name="T2">- $7.99 from Amazon</text:span></text:p>
      <text:p text:style-name="P4"/>
      <text:p text:style-name="Standard"><text:span text:style-name="T1">AmazonBasics Wired Keyboard and Wired Mouse Pack</text:span><text:span text:style-name="T2"> </text:span></text:p>
      <text:p text:style-name="Standard"><text:soft-page-break/><text:span text:style-name="T2">by AmazonBasics </text:span></text:p>
      <text:p text:style-name="Standard"><text:a xlink:type="simple" xlink:href="https://www.amazon.com/dp/B00B7GV802/ref=cm_sw_r_cp_ep_dp_5SXCAbZYFQYP1" text:style-name="ListLabel_20_1" text:visited-style-name="ListLabel_20_1"><text:span text:style-name="T3">Link</text:span></text:a><text:span text:style-name="T1">:</text:span><text:span text:style-name="T2">- $14.56</text:span></text:p>
      <text:p text:style-name="P2"/>
      <text:p text:style-name="Standard"><text:span text:style-name="T2">VGA Monitor(s) capable of 1024 x 768 minimum resolution -</text:span></text:p>
      <text:p text:style-name="Standard"><text:span text:style-name="T2">LCD TVs can be used in lieu of VGA monitors and connected with HDMI cables included in CanaKit. (requires some extra tuning for resolution and spacing)</text:span></text:p>
      <text:p text:style-name="P4"/>
      <text:p text:style-name="P4"/>
      <text:p text:style-name="P1"><draw:frame draw:style-name="fr1" draw:name="image1.png" text:anchor-type="as-char" svg:width="0.9165in" svg:height="0.3228in" draw:z-index="0"><draw:image xlink:href="Pictures/10000201000000580000001F7D6E7D86E7CE4ECB.png" xlink:type="simple" xlink:show="embed" xlink:actuate="onLoad" loext:mime-type="image/png"/><svg:desc>Creative Commons License</svg:desc></draw:frame></text:p>
      <text:p text:style-name="P1"><text:span text:style-name="T5">This work is licensed under a </text:span><text:a xlink:type="simple" xlink:href="http://creativecommons.org/licenses/by/4.0/" text:style-name="ListLabel_20_2" text:visited-style-name="ListLabel_20_2"><text:span text:style-name="T6">Creative Commons Attribution 4.0 International License</text:span></text:a><text:span text:style-name="T5">.</text:span></text:p>
      <text:p text:style-name="P2"/>
      <text:p text:style-name="P4"/>
      <text:p text:style-name="P9"><text:span text:style-name="T2">Class Description: </text:span></text:p>
      <text:p text:style-name="P4"/>
      <text:p text:style-name="Standard"><text:span text:style-name="T2"><text:tab/> <text:tab/> <text:tab/></text:span></text:p>
      <text:p text:style-name="P8"><text:span text:style-name="T2">Learn how to use the exciting Raspberry Pi computer to power your do-it-yourself projects and explore the power of this versatile computing platform. Participants will learn about the history and development of the Raspberry Pi computer. The introduction will also include some introduction to the Raspbian operating system which is based on Linux. Linux is a free operating system that powers approximately 80% of the internet. Participants will learn the basics of the Linux operating system along with some commands that might be useful when adding users and software to their Raspberry Pi systems.</text:span></text:p>
      <text:p text:style-name="P5"/>
      <text:p text:style-name="P8"><text:span text:style-name="T2">Participants will learn how to assemble the necessary parts for the Raspberry Pi. They will learn how to find and download the necessary software and complete the installation so that they can use the Raspberry Pi. They will learn how to create or re-create the initial Raspberry Pi software so that they can continue to explore and make projects that can be completed with the Raspberry Pi. Participants will also be provided with resources that will provide them with example projects they can attempt on their own. A reading list will be provided along with some suggested resourc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fo:font-size="13pt" style:text-underline-style="solid" style:text-underline-width="auto" style:text-underline-color="font-color" fo:font-weight="bold" style:font-size-asian="13pt" style:font-weight-asian="bold" style:font-size-complex="13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049ccf" fo:font-size="14.5pt" style:font-size-asian="14.5pt" style:font-size-complex="14.5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24" meta:word-count="400" meta:character-count="2472" meta:non-whitespace-character-count="2080"/>
    <meta:generator>LibreOfficeDev/6.0.5.2$Linux_X86_64 LibreOffice_project/</meta:generator>
  </office:meta>
</office:document-meta>
</file>